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006c3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6b64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f7a19a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add58a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9a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6c3b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6b64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006c3b"/>
      <style:paragraph-properties fo:text-align="center"/>
    </style:style>
    <style:style style:name="P5" style:family="paragraph">
      <loext:graphic-properties draw:fill-color="#6b6400"/>
      <style:paragraph-properties fo:text-align="cen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add58a"/>
      <style:paragraph-properties fo:text-align="center"/>
    </style:style>
    <style:style style:name="P8" style:family="paragraph">
      <loext:graphic-properties draw:fill-color="#fff9a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3cm" svg:y1="9.3cm" svg:x2="13.4cm" svg:y2="9.2cm">
          <text:p/>
        </draw:line>
        <draw:line draw:style-name="gr1" draw:text-style-name="P1" draw:layer="layout" svg:x1="5.3cm" svg:y1="9.3cm" svg:x2="5.3cm" svg:y2="3.8cm">
          <text:p/>
        </draw:line>
        <draw:custom-shape draw:style-name="gr2" draw:text-style-name="P2" draw:layer="layout" svg:width="0.3cm" svg:height="0.3cm" svg:x="10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8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5.3cm" svg:y1="7.5cm" svg:x2="19.5cm" svg:y2="7.3cm">
          <text:p/>
        </draw:line>
        <draw:line draw:style-name="gr1" draw:text-style-name="P1" draw:layer="layout" svg:x1="5.3cm" svg:y1="7.5cm" svg:x2="5.3cm" svg:y2="3.8cm">
          <text:p/>
        </draw:line>
        <draw:custom-shape draw:style-name="gr2" draw:text-style-name="P2" draw:layer="layout" svg:width="0.217cm" svg:height="0.206cm" svg:x="12.331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24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8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2.548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1.752cm" svg:y="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2.331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1.824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6.373cm" svg:y="5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7.395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986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6.782cm" svg:y="6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986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4cm" svg:height="0.21cm" svg:x="7.12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64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509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05cm" svg:height="0.21cm" svg:x="6.1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1.534cm" svg:y="5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1.317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7cm" svg:height="0.206cm" svg:x="11.1cm" svg:y="5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8.131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17cm" svg:height="0.206cm" svg:x="17.04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17cm" svg:height="0.206cm" svg:x="18.783cm" svg:y="6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8.348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7.552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8.13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7.624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8cm" svg:height="0.206cm" svg:x="17.334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7cm" svg:x="17.117cm" svg:y="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06cm" svg:x="16.9cm" svg:y="5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11.6cm" svg:x2="19.5cm" svg:y2="11.4cm">
          <text:p/>
        </draw:line>
        <draw:line draw:style-name="gr1" draw:text-style-name="P1" draw:layer="layout" svg:x1="5.3cm" svg:y1="11.6cm" svg:x2="5.3cm" svg:y2="7.9cm">
          <text:p/>
        </draw:line>
        <draw:custom-shape draw:style-name="gr6" draw:text-style-name="P6" draw:layer="layout" svg:width="0.217cm" svg:height="0.206cm" svg:x="12.331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2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8cm" svg:y="10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8cm" svg:height="0.206cm" svg:x="12.548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752cm" svg:y="9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2.331cm" svg:y="10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7cm" svg:x="11.824cm" svg:y="10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6.373cm" svg:y="10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7.395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986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6.782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986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4cm" svg:height="0.21cm" svg:x="7.123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64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509cm" svg:y="10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5cm" svg:height="0.21cm" svg:x="6.1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8cm" svg:height="0.206cm" svg:x="11.534cm" svg:y="9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7cm" svg:x="11.317cm" svg:y="10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17cm" svg:height="0.206cm" svg:x="11.1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8.13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7.04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7cm" svg:height="0.206cm" svg:x="18.783cm" svg:y="10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8cm" svg:height="0.206cm" svg:x="18.348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7.552cm" svg:y="9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7cm" svg:height="0.206cm" svg:x="18.131cm" svg:y="1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7cm" svg:x="17.624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8cm" svg:height="0.206cm" svg:x="17.334cm" svg:y="9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7cm" svg:x="17.117cm" svg:y="10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17cm" svg:height="0.206cm" svg:x="16.9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cm" svg:height="0.3cm" svg:x="9.1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3cm" svg:height="0.3cm" svg:x="17.468cm" svg:y="9.7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3cm" svg:height="0.3cm" svg:x="18.426cm" svg:y="10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line draw:style-name="gr1" draw:text-style-name="P1" draw:layer="layout" svg:x1="6.2cm" svg:y1="9cm" svg:x2="12.8cm" svg:y2="8.9cm">
          <text:p/>
        </draw:line>
        <draw:line draw:style-name="gr1" draw:text-style-name="P1" draw:layer="layout" svg:x1="6.2cm" svg:y1="9cm" svg:x2="6.2cm" svg:y2="4.5cm">
          <text:p/>
        </draw:line>
        <draw:custom-shape draw:style-name="gr2" draw:text-style-name="P2" draw:layer="layout" svg:width="0.161cm" svg:height="0.158cm" svg:x="9.757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955cm" svg:y="6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238cm" svg:y="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9.918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3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75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382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7.321cm" svg:y="5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6cm" svg:x="7.215cm" svg:y="5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8.017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7.696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9cm" svg:x="7.536cm" svg:y="6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7.696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7.321cm" svg:y="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7.803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7cm" svg:x="7.427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5cm" svg:x="7.321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7cm" svg:y="5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169cm" svg:y="6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9.01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849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497cm" svg:y="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695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6cm" svg:x="10.979cm" svg:y="7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5cm" svg:x="10.658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07cm" svg:y="6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61cm" svg:height="0.16cm" svg:x="10.497cm" svg:y="7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122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9cm" svg:x="9.911cm" svg:y="7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75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589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332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8.53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5cm" svg:x="9.813cm" svg:y="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9.49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905cm" svg:y="7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332cm" svg:y="7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957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8.745cm" svg:y="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585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424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251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44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732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5cm" svg:x="10.412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824cm" svg:y="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10.251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876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663cm" svg:y="6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503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9cm" svg:x="9.343cm" svg:y="6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497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9.695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5cm" svg:x="10.979cm" svg:y="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658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07cm" svg:y="7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10.497cm" svg:y="7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10.122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6cm" svg:x="9.911cm" svg:y="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75cm" svg:y="7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589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58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8.77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061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6cm" svg:x="9.74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9.153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1cm" svg:x="9.58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205cm" svg:y="7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8.992cm" svg:y="7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831cm" svg:y="7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67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9cm" svg:x="9.511cm" svg:y="6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708cm" svg:y="6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9.992cm" svg:y="7.0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161cm" svg:height="0.157cm" svg:x="9.67cm" svg:y="6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9cm" svg:x="9.084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6cm" svg:x="9.511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135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1cm" svg:x="8.923cm" svg:y="6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762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6cm" svg:x="8.602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7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955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238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5cm" svg:x="9.918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33cm" svg:y="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757cm" svg:y="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382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169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9.01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8.849cm" svg:y="6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757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955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238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5cm" svg:x="9.918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9.33cm" svg:y="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757cm" svg:y="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9.382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169cm" svg:y="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9.01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8.849cm" svg:y="6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30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6cm" svg:x="8.203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004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8.684cm" svg:y="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523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9cm" svg:x="8.684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8.308cm" svg:y="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8cm" svg:x="8.789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5cm" svg:x="8.415cm" svg:y="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8.308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6cm" svg:x="7.988cm" svg:y="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9cm" svg:x="8.06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7.955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8.758cm" svg:y="6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1cm" svg:x="8.436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8.277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8.436cm" svg:y="6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61cm" svg:x="8.062cm" svg:y="5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8.543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8.167cm" svg:y="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6cm" svg:x="8.062cm" svg:y="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7.74cm" svg:y="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8cm" svg:x="8.51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7cm" svg:x="8.404cm" svg:y="8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9.745cm" svg:y="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9.42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6cm" svg:x="10.732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424cm" svg:y="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9cm" svg:x="8.511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58cm" svg:x="9.531cm" svg:y="8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56cm" svg:x="10.62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7cm" svg:x="10.517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1cm" svg:x="8.19cm" svg:y="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5cm" svg:x="9.133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1cm" svg:x="8.918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59cm" svg:x="11.139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1cm" svg:x="7.93cm" svg:y="5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7.52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00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8.01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59cm" svg:height="0.16cm" svg:x="10.15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1cm" svg:x="8.918cm" svg:y="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1cm" svg:height="0.16cm" svg:x="9.25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8.17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6cm" svg:height="0.16cm" svg:x="9.412cm" svg:y="7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04:27.551347756</meta:creation-date>
    <dc:date>2020-04-20T11:09:43.813314556</dc:date>
    <meta:editing-duration>PT27M19S</meta:editing-duration>
    <meta:editing-cycles>3</meta:editing-cycles>
    <meta:generator>LibreOffice/6.0.7.3$Linux_X86_64 LibreOffice_project/00m0$Build-3</meta:generator>
    <meta:document-statistic meta:object-count="240"/>
  </office:meta>
</office:document-meta>
</file>